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eoscar Sans Serif" svg:font-family="'Leoscar Sans Serif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eoscar Sans Serif" fo:font-size="20pt" fo:font-weight="bold" officeooo:rsid="00010704" officeooo:paragraph-rsid="00010704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style:font-name="Leoscar Sans Serif" fo:font-size="16pt" fo:font-weight="normal" officeooo:rsid="00010704" officeooo:paragraph-rsid="0001070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/>
      <style:text-properties style:font-name="Leoscar Sans Serif" fo:font-size="16pt" fo:font-weight="normal" officeooo:rsid="00046a87" officeooo:paragraph-rsid="00046a8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line-height="150%"/>
      <style:text-properties style:font-name="Leoscar Sans Serif" fo:font-size="16pt" fo:font-weight="normal" officeooo:rsid="00074f2b" officeooo:paragraph-rsid="00074f2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line-height="150%"/>
      <style:text-properties style:font-name="Leoscar Sans Serif" fo:font-size="16pt" fo:font-weight="normal" officeooo:rsid="0007aeb6" officeooo:paragraph-rsid="0007aeb6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50%"/>
      <style:text-properties style:font-name="Leoscar Sans Serif" fo:font-size="16pt" fo:font-weight="normal" officeooo:rsid="0009a84c" officeooo:paragraph-rsid="0009a84c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line-height="150%"/>
      <style:text-properties style:font-name="Leoscar Sans Serif" fo:font-size="16pt" fo:font-weight="normal" officeooo:rsid="000ad8dc" officeooo:paragraph-rsid="000ad8dc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line-height="150%"/>
      <style:text-properties style:font-name="Leoscar Sans Serif" fo:font-size="16pt" fo:font-weight="normal" officeooo:rsid="000ba511" officeooo:paragraph-rsid="000ba511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line-height="150%"/>
      <style:text-properties style:font-name="Leoscar Sans Serif" fo:font-size="16pt" officeooo:rsid="0002d591" officeooo:paragraph-rsid="0002d591" style:font-size-asian="16pt" style:font-size-complex="16pt"/>
    </style:style>
    <style:style style:name="P10" style:family="paragraph" style:parent-style-name="Standard">
      <style:paragraph-properties fo:line-height="150%"/>
      <style:text-properties style:font-name="Leoscar Sans Serif" fo:font-size="18pt" fo:font-weight="bold" officeooo:rsid="00031de0" officeooo:paragraph-rsid="00031de0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/>
      <style:text-properties style:font-name="Leoscar Sans Serif" fo:font-size="18pt" fo:font-weight="bold" officeooo:rsid="000ad8dc" officeooo:paragraph-rsid="000ad8d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50%"/>
      <style:text-properties style:font-name="Leoscar Sans Serif" fo:font-size="18pt" fo:font-weight="bold" officeooo:rsid="000ba511" officeooo:paragraph-rsid="000ba511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150%"/>
      <style:text-properties officeooo:paragraph-rsid="000ad8dc"/>
    </style:style>
    <style:style style:name="P14" style:family="paragraph" style:parent-style-name="Standard">
      <style:paragraph-properties fo:line-height="150%"/>
      <style:text-properties officeooo:paragraph-rsid="000ba511"/>
    </style:style>
    <style:style style:name="T1" style:family="text">
      <style:text-properties officeooo:rsid="00061e99"/>
    </style:style>
    <style:style style:name="T2" style:family="text">
      <style:text-properties officeooo:rsid="000bf184"/>
    </style:style>
    <style:style style:name="T3" style:family="text">
      <style:text-properties style:font-name="Leoscar Sans Serif" fo:font-size="16pt" fo:font-weight="normal" officeooo:rsid="000ad8dc" style:font-size-asian="14pt" style:font-weight-asian="normal" style:font-size-complex="16pt" style:font-weight-complex="normal"/>
    </style:style>
    <style:style style:name="T4" style:family="text">
      <style:text-properties style:font-name="Leoscar Sans Serif" fo:font-size="16pt" fo:font-weight="normal" officeooo:rsid="000c9de1" style:font-size-asian="14pt" style:font-weight-asian="normal" style:font-size-complex="16pt" style:font-weight-complex="normal"/>
    </style:style>
    <style:style style:name="T5" style:family="text">
      <style:text-properties style:font-name="Leoscar Sans Serif" fo:font-size="16pt" fo:font-weight="normal" officeooo:rsid="000e2a10" style:font-size-asian="14pt" style:font-weight-asian="normal" style:font-size-complex="16pt" style:font-weight-complex="normal"/>
    </style:style>
    <style:style style:name="T6" style:family="text">
      <style:text-properties style:font-name="Leoscar Sans Serif" fo:font-size="16pt" fo:font-weight="normal" officeooo:rsid="000ba511" style:font-size-asian="14pt" style:font-weight-asian="normal" style:font-size-complex="16pt" style:font-weight-complex="normal"/>
    </style:style>
    <style:style style:name="T7" style:family="text">
      <style:text-properties style:font-name="Leoscar Sans Serif" fo:font-size="16pt" fo:font-weight="normal" officeooo:rsid="000e5783" style:font-size-asian="14pt" style:font-weight-asian="normal" style:font-size-complex="16pt" style:font-weight-complex="normal"/>
    </style:style>
    <style:style style:name="T8" style:family="text">
      <style:text-properties style:font-name="Leoscar Sans Serif" fo:font-size="16pt" fo:font-weight="normal" officeooo:rsid="000ecb6d" style:font-size-asian="14pt" style:font-weight-asian="normal" style:font-size-complex="16pt" style:font-weight-complex="normal"/>
    </style:style>
    <style:style style:name="T9" style:family="text">
      <style:text-properties officeooo:rsid="000dbf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client :</text:p>
      <text:p text:style-name="P1"/>
      <text:p text:style-name="P2">Nom de l’entreprise : Clément Joulin</text:p>
      <text:p text:style-name="P2"/>
      <text:p text:style-name="P9">Nom du projet : Portfolio de développeur web junior</text:p>
      <text:p text:style-name="P9"/>
      <text:p text:style-name="P10">Projet du site web :</text:p>
      <text:p text:style-name="P10"/>
      <text:p text:style-name="P3">Type du site web : <text:span text:style-name="T1">portfolio</text:span></text:p>
      <text:p text:style-name="P4">Objectif de ce site web : présenter Clément Joulin, ses compétences et ses projets.</text:p>
      <text:p text:style-name="P5">Présentation <text:s/>des produits vendus/activités/services : site vitrine.</text:p>
      <text:p text:style-name="P6">Périmètre du projet : FRANCE</text:p>
      <text:p text:style-name="P6"/>
      <text:p text:style-name="P11">Charte graphique :</text:p>
      <text:p text:style-name="P7"/>
      <text:p text:style-name="P7">Apparence : <text:span text:style-name="T9">style gaming</text:span></text:p>
      <text:p text:style-name="P13"><text:span text:style-name="T3">Élément de ma charte graphique : </text:span><text:span text:style-name="T8">pixel art</text:span></text:p>
      <text:p text:style-name="P13"><text:span text:style-name="T3">Couleurs :</text:span><text:span text:style-name="T5">noir et jaune</text:span></text:p>
      <text:p text:style-name="P14"><text:span text:style-name="T6">Exemple de site web : portfolio de </text:span><text:span text:style-name="T7">développeur de jeu vidéo</text:span></text:p>
      <text:p text:style-name="P8"/>
      <text:p text:style-name="P12">Contenue et plan du site web :</text:p>
      <text:p text:style-name="P8"/>
      <text:p text:style-name="P8"><text:soft-page-break/>Arborescence et contenu (page et leur contenu) : <text:span text:style-name="T2">une partie accueil, une partie profil, une partie compétences, portofolio, projets futurs et contact)</text:span></text:p>
      <text:p text:style-name="P8">Maquette</text:p>
      <text:p text:style-name="P8">Fonctionnalités : site vitrine et contact</text:p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eoscar Sans Serif" svg:font-family="'Leoscar Sans Serif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9T12:03:25.617000000</meta:creation-date>
    <dc:date>2023-01-16T16:27:22.238000000</dc:date>
    <meta:editing-duration>PT46M39S</meta:editing-duration>
    <meta:editing-cycles>16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17" meta:word-count="121" meta:character-count="720" meta:non-whitespace-character-count="615"/>
  </office:meta>
</office:document-meta>
</file>